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 Regular2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3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2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6" style:family="text">
      <style:text-properties fo:font-size="22pt" fo:letter-spacing="0.06cm" fo:text-shadow="1pt 1pt" style:font-size-asian="22pt" style:font-size-complex="22pt"/>
    </style:style>
    <style:style style:name="T7" style:family="text">
      <style:text-properties fo:font-size="14pt" fo:letter-spacing="0.06cm" fo:text-shadow="1pt 1pt" style:font-size-asian="18pt" style:font-size-complex="18pt"/>
    </style:style>
    <style:style style:name="T8" style:family="text">
      <style:text-properties fo:font-size="9pt" fo:letter-spacing="0.06cm" fo:text-shadow="1pt 1p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9pt" fo:letter-spacing="0.06cm" fo:text-shadow="1pt 1pt" style:font-name-asian="Liberation Sans3" style:font-size-asian="11pt" style:font-name-complex="Liberation Sans3" style:font-size-complex="11pt"/>
    </style:style>
    <style:style style:name="T11" style:family="text">
      <style:text-properties style:font-name="Liberation Sans3" fo:font-size="9pt" fo:letter-spacing="0.06cm" fo:text-shadow="none" style:font-name-asian="Liberation Sans3" style:font-size-asian="11pt" style:font-name-complex="Liberation Sans3" style:font-size-complex="11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7.747cm" svg:height="1.505cm" svg:x="3.302cm" svg:y="8.255cm">
            <draw:text-box>
              <text:p text:style-name="P1"><text:span text:style-name="T1">Pressure</text:span></text:p>
            </draw:text-box>
          </draw:frame>
          <draw:frame draw:style-name="gr1" draw:text-style-name="P3" draw:layer="layout" svg:width="9.017cm" svg:height="1.505cm" draw:transform="rotate (1.5707963267949) translate (0.254cm 9.144cm)">
            <draw:text-box>
              <text:p text:style-name="P1"><text:span text:style-name="T1">Chemical Potential,</text:span><text:span text:style-name="T2"> </text:span><text:span text:style-name="T3">μ </text:span><text:span text:style-name="T4">= g =G</text:span><text:span text:style-name="T5">/N</text:span></text:p>
            </draw:text-box>
          </draw:frame>
          <draw:custom-shape draw:style-name="gr2" draw:text-style-name="P4" draw:layer="layout" svg:width="0.381cm" svg:height="0.635cm" draw:transform="rotate (0.188670092140587) translate (5.168cm 5.3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6.966cm" svg:y1="3.175cm" svg:x2="6.966cm" svg:y2="6.604cm">
            <text:p/>
          </draw:line>
          <draw:line draw:style-name="gr3" draw:text-style-name="P5" draw:layer="layout" svg:x1="6.966cm" svg:y1="3.175cm" svg:x2="3.918cm" svg:y2="3.175cm">
            <text:p/>
          </draw:line>
          <draw:frame draw:style-name="gr4" draw:text-style-name="P6" draw:layer="layout" svg:width="3.429cm" svg:height="1.651cm" svg:x="5.569cm" svg:y="6.477cm">
            <draw:text-box>
              <text:p text:style-name="P1"><text:span text:style-name="T6"><text:s text:c="3"/></text:span><text:span text:style-name="T7">P</text:span><text:span text:style-name="T8">phase <text:s text:c="2"/>Transition</text:span></text:p>
            </draw:text-box>
          </draw:frame>
          <draw:frame draw:style-name="gr5" draw:text-style-name="P7" draw:layer="layout" svg:width="3.048cm" svg:height="2.258cm" svg:x="1.632cm" svg:y="2.568cm">
            <draw:text-box>
              <text:p><text:span text:style-name="T9">μ</text:span><text:span text:style-name="T10">phase <text:s text:c="2"/></text:span><text:span text:style-name="T11">Transition</text:span></text:p>
            </draw:text-box>
          </draw:frame>
          <draw:frame draw:style-name="gr6" draw:text-style-name="P8" draw:layer="layout" svg:width="1.905cm" svg:height="0.889cm" svg:x="6.588cm" svg:y="1.635cm">
            <draw:text-box>
              <text:p><text:span text:style-name="T12">Fluid</text:span></text:p>
            </draw:text-box>
          </draw:frame>
          <draw:frame draw:style-name="gr7" draw:text-style-name="P9" draw:layer="layout" svg:width="1.778cm" svg:height="0.806cm" svg:x="7.858cm" svg:y="2.778cm">
            <draw:text-box>
              <text:p><text:span text:style-name="T13">Solid</text:span></text:p>
            </draw:text-box>
          </draw:frame>
          <draw:path draw:style-name="gr8" draw:text-style-name="P5" draw:layer="layout" svg:width="6.694cm" svg:height="2.647cm" draw:transform="skewX (-0.433365253270192) rotate (-3.13792746216061) translate (10.9974475878907cm 5.16696930609975cm)" svg:viewBox="0 0 6695 2648" svg:d="M0 2648c3453 0 6695-2648 6695-2648">
            <text:p/>
          </draw:path>
          <draw:path draw:style-name="gr9" draw:text-style-name="P5" draw:layer="layout" svg:width="7.32cm" svg:height="2.902cm" draw:transform="skewX (-0.381005375710362) rotate (-2.92691715559449) translate (11.4547363064822cm 4.52000880347683cm)" svg:viewBox="0 0 7321 2903" svg:d="M0 2903c3776 1 7321-2903 7321-2903">
            <text:p/>
          </draw:path>
          <draw:custom-shape draw:style-name="gr10" draw:text-style-name="P10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 Regular2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09T21:05:10.307720063</dc:date>
    <meta:editing-duration>PT1H59M32S</meta:editing-duration>
    <meta:editing-cycles>43</meta:editing-cycles>
    <meta:generator>LibreOffice/6.1.5.2$Linux_X86_64 LibreOffice_project/10$Build-2</meta:generator>
    <meta:document-statistic meta:object-count="13"/>
  </office:meta>
</office:document-meta>
</file>